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  <style:text-properties style:font-name="cmr101" fo:font-size="18pt" style:font-size-asian="18pt" style:font-size-complex="18pt"/>
    </style:style>
    <style:style style:name="P2" style:family="paragraph">
      <style:text-properties style:font-name="cmr10" fo:font-size="9.5pt" style:font-size-asian="9.5pt" style:font-size-complex="9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mr10" fo:font-size="9.5pt" style:font-size-asian="9.5pt" style:font-size-complex="9.5pt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text-position="-33% 58%" style:font-name="cmr10"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1.5cm" svg:x2="1.8cm" svg:y2="0.9cm">
          <text:p/>
        </draw:line>
        <draw:frame draw:style-name="gr2" draw:text-style-name="P2" draw:layer="layout" svg:width="0.7cm" svg:height="0.6cm" svg:x="1.5cm" svg:y="2cm">
          <draw:text-box>
            <text:p><text:span text:style-name="T1">0</text:span></text:p>
          </draw:text-box>
        </draw:frame>
        <draw:custom-shape draw:style-name="gr3" draw:text-style-name="P4" draw:layer="layout" svg:width="0.6cm" svg:height="0.6cm" svg:x="1.3cm" svg:y="0.3cm">
          <text:p text:style-name="P3"><text:span text:style-name="T1">b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cm" svg:height="0.6cm" svg:x="0.5cm" svg:y="1.5cm">
          <text:p text:style-name="P3"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cm" svg:height="0.6cm" svg:x="2.1cm" svg:y="1.5cm">
          <text:p text:style-name="P3"><text:span text:style-name="T1">b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cm" svg:height="0.6cm" svg:x="1.301cm" svg:y="2.701cm">
          <text:p text:style-name="P3"><text:span text:style-name="T1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cm" svg:height="0.6cm" svg:x="2.901cm" svg:y="2.701cm">
          <text:p text:style-name="P3"><text:span text:style-name="T1">c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cm" svg:y1="2.7cm" svg:x2="2.6cm" svg:y2="2.1cm">
          <text:p/>
        </draw:line>
        <draw:line draw:style-name="gr1" draw:text-style-name="P1" draw:layer="layout" svg:x1="1cm" svg:y1="1.5cm" svg:x2="1.4cm" svg:y2="0.9cm">
          <text:p/>
        </draw:line>
        <draw:line draw:style-name="gr1" draw:text-style-name="P1" draw:layer="layout" svg:x1="1.8cm" svg:y1="2.7cm" svg:x2="2.2cm" svg:y2="2.1cm">
          <text:p/>
        </draw:line>
        <draw:frame draw:style-name="gr2" draw:text-style-name="P2" draw:layer="layout" svg:width="0.7cm" svg:height="0.6cm" svg:x="0.7cm" svg:y="0.8cm">
          <draw:text-box>
            <text:p><text:span text:style-name="T1">0</text:span></text:p>
          </draw:text-box>
        </draw:frame>
        <draw:frame draw:style-name="gr2" draw:text-style-name="P2" draw:layer="layout" svg:width="0.7cm" svg:height="0.6cm" svg:x="1.8cm" svg:y="0.8cm">
          <draw:text-box>
            <text:p><text:span text:style-name="T1">1</text:span></text:p>
          </draw:text-box>
        </draw:frame>
        <draw:frame draw:style-name="gr2" draw:text-style-name="P2" draw:layer="layout" svg:width="0.7cm" svg:height="0.6cm" svg:x="2.6cm" svg:y="2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cm" fo:page-height="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16T18:13:00.880758679</dc:date>
    <meta:editing-duration>PT1H29M55S</meta:editing-duration>
    <meta:editing-cycles>7</meta:editing-cycles>
    <meta:generator>LibreOffice/4.3.3.2$Linux_X86_64 LibreOffice_project/430m0$Build-2</meta:generator>
    <meta:document-statistic meta:object-count="13"/>
  </office:meta>
</office:document-meta>
</file>